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bd02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8th of November 202<text:span text:style-name="T3">1</text:span> under the 6th Extraordinary PA Meeting.</text:p>
      <text:p text:style-name="P1"/>
      <text:p text:style-name="P1">The Assembly, recognising the current situation,</text:p>
      <text:p text:style-name="P1"/>
      <text:p text:style-name="P1">Constitutes that the server has 0 hours of activity per week for the last months,</text:p>
      <text:p text:style-name="P1">Constitutes that many people have nostalgia for the oldest server and want to rebuild.</text:p>
      <text:p text:style-name="P1">Affirms its possibility through the People’s Assembly and the Council of the Server;</text:p>
      <text:p text:style-name="P1">Establishes the following motion:</text:p>
      <text:p text:style-name="P1"/>
      <text:p text:style-name="P1">1. To wipe the server clean and load up a world with the same seed as the initial world run on the server (“azureScapegoat”) in 1.17.1</text:p>
      <text:p text:style-name="P1">2. To set up a small PA building in spawn (formerly Osbos) while RedPanda_4 prepares to build a new PA in Liberdade</text:p>
      <text:p text:style-name="P1">3. To give the CotS full powers to do anything for a transitionary period which is ended at their discretion</text:p>
      <text:p text:style-name="P1"/>
      <text:p text:style-name="P1">And proceeds.</text:p>
      <text:p text:style-name="P1"/>
      <text:p text:style-name="P1">Signed by,</text:p>
      <text:p text:style-name="P1">_yoran_</text:p>
      <text:p text:style-name="P1"/>
      <text:p text:style-name="P1"/>
      <text:p text:style-name="P1"/>
      <text:p text:style-name="P3"><text:span text:style-name="T1">[</text:span><text:span text:style-name="T2">Motion 60-E1: The Serv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8T11:56:10.163322268</dc:date>
    <meta:editing-duration>PT1H27M59S</meta:editing-duration>
    <meta:editing-cycles>15</meta:editing-cycles>
    <meta:generator>LibreOffice/7.2.2.2$Linux_X86_64 LibreOffice_project/1eb16ced50a80b7125fabf09652dbb09393766d2</meta:generator>
    <meta:document-statistic meta:table-count="0" meta:image-count="0" meta:object-count="0" meta:page-count="1" meta:paragraph-count="13" meta:word-count="145" meta:character-count="845" meta:non-whitespace-character-count="713"/>
  </office:meta>
</office:document-meta>
</file>